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Challenge1 – There can be <text:span text:style-name="T1">n</text:span><text:span text:style-name="T2"> catagories of jobs and each can have any number of post.</text:span></text:p>
      <text:p text:style-name="Standard">Use the most relavant data type for this case</text:p>
      <text:p text:style-name="Standard">*/</text:p>
      <text:p text:style-name="Standard"/>
      <text:p text:style-name="Standard"/>
      <text:p text:style-name="Standard">//Solution in anonymous window</text:p>
      <text:p text:style-name="Standard"/>
      <text:p text:style-name="Standard">List&lt;String&gt; type1 = new <text:s/>List&lt;String&gt;{'post1','post2','post3'};</text:p>
      <text:p text:style-name="Standard">List&lt;String&gt; type2 = new <text:s/>List&lt;String&gt;{'postA','postB','postC'};</text:p>
      <text:p text:style-name="Standard">List&lt;String&gt; type3 = new <text:s/>List&lt;String&gt;{'postX','postY','postZ'};</text:p>
      <text:p text:style-name="Standard">Map&lt;String,List&lt;String&gt;&gt; jobs= new Map&lt;String,List&lt;String&gt;&gt;();</text:p>
      <text:p text:style-name="Standard">jobs.put('Type1',type1);</text:p>
      <text:p text:style-name="Standard">jobs.put('Type2',type2);</text:p>
      <text:p text:style-name="Standard">jobs.put('Type3',type3);</text:p>
      <text:p text:style-name="Standard">System.debug(jobs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6-15T16:26:21.34</meta:creation-date>
    <meta:document-statistic meta:table-count="0" meta:image-count="0" meta:object-count="0" meta:page-count="1" meta:paragraph-count="13" meta:word-count="55" meta:character-count="508"/>
    <dc:date>2022-06-16T15:50:58.72</dc:date>
    <meta:editing-duration>PT24S</meta:editing-duration>
    <meta:editing-cycles>1</meta:editing-cycles>
    <meta:generator>OpenOffice/4.1.1$Win32 OpenOffice.org_project/411m6$Build-9775</meta:generator>
  </office:meta>
</office:document-meta>
</file>